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0568f6" officeooo:paragraph-rsid="000568f6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bold" officeooo:rsid="000568f6" officeooo:paragraph-rsid="000568f6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officeooo:rsid="000568f6" officeooo:paragraph-rsid="000568f6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0568f6" officeooo:paragraph-rsid="000568f6" style:font-size-asian="12pt" style:font-size-complex="12pt"/>
    </style:style>
    <style:style style:name="P5" style:family="paragraph" style:parent-style-name="Standard">
      <style:text-properties fo:font-size="12pt" fo:font-style="italic" officeooo:rsid="000568f6" officeooo:paragraph-rsid="000568f6" style:font-size-asian="12pt" style:font-style-asian="italic" style:font-size-complex="12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officeooo:rsid="0007a715" officeooo:paragraph-rsid="0007a715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center" style:justify-single-word="false"/>
      <style:text-properties fo:font-size="16pt" fo:font-style="italic" fo:font-weight="bold" officeooo:rsid="0007a715" officeooo:paragraph-rsid="0007a715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officeooo:rsid="000568f6" officeooo:paragraph-rsid="000568f6" style:font-size-asian="16pt" style:font-size-complex="16pt"/>
    </style:style>
    <style:style style:name="P9" style:family="paragraph" style:parent-style-name="Standard">
      <style:paragraph-properties fo:text-align="center" style:justify-single-word="false" fo:break-before="column"/>
      <style:text-properties fo:font-size="12pt" fo:font-style="italic" officeooo:rsid="0007a715" officeooo:paragraph-rsid="0007a715" style:font-size-asian="12pt" style:font-style-asian="italic" style:font-size-complex="12pt" style:font-style-complex="italic"/>
    </style:style>
    <style:style style:name="P10" style:family="paragraph" style:parent-style-name="Standard" style:master-page-name="">
      <loext:graphic-properties draw:fill="none"/>
      <style:paragraph-properties fo:margin-left="0.6cm" fo:margin-right="0cm" fo:text-align="center" style:justify-single-word="false" fo:text-indent="0cm" style:auto-text-indent="false" style:page-number="auto" fo:background-color="transparent"/>
      <style:text-properties fo:font-size="16pt" fo:font-style="italic" officeooo:rsid="0007f7ea" officeooo:paragraph-rsid="0007f7ea" style:font-size-asian="16pt" style:font-style-asian="italic" style:font-size-complex="16pt" style:font-style-complex="italic"/>
    </style:style>
    <style:style style:name="P11" style:family="paragraph" style:parent-style-name="Standard">
      <loext:graphic-properties draw:fill="none"/>
      <style:paragraph-properties fo:margin-left="2.799cm" fo:margin-right="0cm" fo:text-align="start" style:justify-single-word="false" fo:text-indent="0cm" style:auto-text-indent="false" fo:background-color="transparent"/>
      <style:text-properties fo:font-size="16pt" fo:font-style="italic" fo:font-weight="bold" officeooo:rsid="000d8e9d" officeooo:paragraph-rsid="000d8e9d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 style:master-page-name="">
      <loext:graphic-properties draw:fill="none"/>
      <style:paragraph-properties fo:margin-left="2.799cm" fo:margin-right="0cm" fo:text-align="start" style:justify-single-word="false" fo:text-indent="0cm" style:auto-text-indent="false" style:page-number="auto" fo:background-color="transparent"/>
      <style:text-properties fo:font-size="16pt" fo:font-style="italic" fo:font-weight="bold" officeooo:rsid="000d8e9d" officeooo:paragraph-rsid="000d8e9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1f12" style:font-weight-asian="bold" style:font-weight-complex="bold"/>
    </style:style>
    <style:style style:name="T3" style:family="text">
      <style:text-properties fo:font-weight="bold" officeooo:rsid="000d8e9d" style:font-weight-asian="bold" style:font-weight-complex="bold"/>
    </style:style>
    <style:style style:name="T4" style:family="text">
      <style:text-properties officeooo:rsid="0007a715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6cdb"/>
    </style:style>
    <style:style style:name="T7" style:family="text">
      <style:text-properties fo:font-size="10pt" fo:font-style="italic" style:font-size-asian="10pt" style:font-style-asian="italic" style:font-size-complex="10pt" style:font-style-complex="italic"/>
    </style:style>
    <style:style style:name="T8" style:family="text">
      <style:text-properties officeooo:rsid="000d1f12"/>
    </style:style>
    <style:style style:name="T9" style:family="text">
      <style:text-properties officeooo:rsid="000d8e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Лично! <text:span text:style-name="T4">Конфиденциально!</text:span></text:p>
      <text:p text:style-name="P4">Только: <text:span text:style-name="T3">Широкопетлеву Николаю Егоровичу</text:span></text:p>
      <text:p text:style-name="P8"><text:span text:style-name="T1">ПЕРСОНАЛЬНЫЕ ДАННЫЕ</text:span></text:p>
      <text:p text:style-name="P1">для доступа к информационным ресурсам клуба *ТРИ*ЗВЕЗДЫ*</text:p>
      <text:p text:style-name="P1"/>
      <text:p text:style-name="P3">Ваш индивидуальный почтовый ящик: <text:tab/><text:tab/><text:span text:style-name="T9">sne</text:span>@club3s.ru</text:p>
      <text:p text:style-name="P3">Пароль для доступа к почте и сайту:<text:tab/><text:tab/><text:span text:style-name="T9">&lt;VG-3VLhfuey</text:span></text:p>
      <text:p text:style-name="P3">Логин входа на сайт:<text:tab/><text:tab/><text:tab/><text:tab/><text:span text:style-name="T9">sne</text:span>@club3s.ru</text:p>
      <text:p text:style-name="P3"><text:span text:style-name="T7">Справочные данные и и список адресов членов клуба находятся в прилагаемой памятке</text:span><text:span text:style-name="T5"> </text:span></text:p>
      <text:p text:style-name="P5"/>
      <text:p text:style-name="P9"/>
      <text:p text:style-name="P6"/>
      <text:p text:style-name="P6"/>
      <text:p text:style-name="P6"/>
      <text:p text:style-name="P6"/>
      <text:p text:style-name="P6"/>
      <text:p text:style-name="P10"><text:span text:style-name="T1">Клуб *ТРИ*ЗВЕЗДЫ*</text:span></text:p>
      <text:p text:style-name="P7"/>
      <text:p text:style-name="P12">Широкопетлев</text:p>
      <text:p text:style-name="P11">Николай</text:p>
      <text:p text:style-name="P11">Егорович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486*" fo:start-indent="0cm" fo:end-indent="0cm"/>
          <style:column style:rel-width="515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20:44:48.487677500</meta:creation-date>
    <dc:date>2018-02-12T17:49:29.623106631</dc:date>
    <meta:editing-duration>PT10M37S</meta:editing-duration>
    <meta:editing-cycles>2</meta:editing-cycles>
    <meta:generator>LibreOffice/5.1.6.2$Linux_x86 LibreOffice_project/10m0$Build-2</meta:generator>
    <meta:print-date>2018-02-12T17:45:59.673223811</meta:print-date>
    <meta:document-statistic meta:table-count="0" meta:image-count="0" meta:object-count="0" meta:page-count="1" meta:paragraph-count="12" meta:word-count="50" meta:character-count="398" meta:non-whitespace-character-count="353"/>
  </office:meta>
</office:document-meta>
</file>